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6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2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2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2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2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8" style:family="paragraph" style:parent-style-name="Standard" style:list-style-name="L3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9" style:family="paragraph" style:parent-style-name="Standard" style:list-style-name="L3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3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1" style:family="paragraph" style:parent-style-name="Standard" style:list-style-name="L3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3" style:family="paragraph" style:parent-style-name="Standard" style:list-style-name="L35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4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6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8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5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6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7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8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9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60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61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</style:style>
    <style:style style:name="P62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63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4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5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2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3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6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7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8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0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1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2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3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4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5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6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7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9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0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1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2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3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94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5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6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7" style:family="paragraph" style:parent-style-name="Standard" style:list-style-name="L31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9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100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1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2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3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7">Nombre del proceso</text:p>
          </table:table-cell>
          <table:table-cell table:style-name="funcionesBZone.A1" office:value-type="string">
            <text:p text:style-name="P17">Funciones</text:p>
          </table:table-cell>
          <table:table-cell table:style-name="funcionesBZone.C1" office:value-type="string">
            <text:p text:style-name="P17">Señales</text:p>
          </table:table-cell>
        </table:table-row>
        <table:table-row>
          <table:table-cell table:style-name="funcionesBZone.A2" office:value-type="string">
            <text:p text:style-name="P17">pZone</text:p>
          </table:table-cell>
          <table:table-cell table:style-name="funcionesBZone.A2" office:value-type="string">
            <text:p text:style-name="P17">- Reportar a su respecto proceso controlador llamado en el sistema como pCtrl, si un vehiculo ha ingresado o salido de su zona de parqueo.</text:p>
            <text:p text:style-name="P17">- Inicializar la cantidad de plazas totales y libres.</text:p>
            <text:p text:style-name="P17">- Enviar informacion de su estado actual de plazas libres, totales y su identificador de proceso (PID).</text:p>
            <text:p text:style-name="P17">- Asociar un proceso controlador al cual se le va a reportar su información.</text:p>
          </table:table-cell>
          <table:table-cell table:style-name="funcionesBZone.C2" office:value-type="string">
            <text:p text:style-name="P17">- Cada proceso de zona tiene asociado 5 sensores para determinar si un vehículo está ingresando o saliendo de su zona. Los sensores son: sIR1_Zone, sIR2_Zone, sIR3_Zone, sIR4_Zone y sLoopInductive_Zone.</text:p>
            <text:p text:style-name="P17"/>
            <text:p text:style-name="P17"><text:s/></text:p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546023215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205159315" text:style-name="L2">
        <text:list-item>
          <text:p text:style-name="P45">Señales provenientes del ambiente al proceso pZone</text:p>
        </text:list-item>
      </text:list>
      <text:p text:style-name="P2"/>
      <text:list xml:id="list879264257" text:style-name="L3">
        <text:list-item>
          <text:p text:style-name="P84"><text:span text:style-name="T5">sIR1_Zone:</text:span> Representa la interrupción de un sensor infrarrojo para el ingreso de un vehiculo.</text:p>
        </text:list-item>
        <text:list-item>
          <text:p text:style-name="P84"><text:span text:style-name="T5">sIR2_Zone:</text:span> Representa la interrupción de un sensor infrarrojo para el ingreso de un vehículo.</text:p>
        </text:list-item>
        <text:list-item>
          <text:p text:style-name="P84"><text:span text:style-name="T5">sIR3_Zone:</text:span> Representa la interrupción de un sensor infrarrojo para la salida de un vehículo.</text:p>
        </text:list-item>
        <text:list-item>
          <text:p text:style-name="P84"><text:span text:style-name="T5">sIR4_Zone:</text:span> Representa la interrupción de un sensor infrarrojo para salida de un vehículo.</text:p>
        </text:list-item>
        <text:list-item>
          <text:p text:style-name="P84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79957593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102482421" text:continue-list="list205159315" text:style-name="L2">
        <text:list-item>
          <text:p text:style-name="P45">Señales provenientes del proceso pCtrl al proceso pZone</text:p>
          <text:p text:style-name="P45"/>
        </text:list-item>
      </text:list>
      <text:list xml:id="list1831956204" text:style-name="L4">
        <text:list-item>
          <text:p text:style-name="P85"><text:span text:style-name="T5">sInitFreeSpot(i_spots):</text:span> Asigna las plazas totales de una zona.</text:p>
        </text:list-item>
      </text:list>
      <text:list xml:id="list1728000591" text:style-name="L5">
        <text:list-item>
          <text:p text:style-name="P86"><text:span text:style-name="T5">sInitTotalSpots(i_spots):</text:span> Asigna las plazas libres de una zona.</text:p>
        </text:list-item>
      </text:list>
      <text:list xml:id="list521532883" text:style-name="L6">
        <text:list-item>
          <text:p text:style-name="P87"><text:span text:style-name="T5">sReqInfo: </text:span><text:span text:style-name="T6">Solicita información a una zona.</text:span></text:p>
        </text:list-item>
      </text:list>
      <text:list xml:id="list1560964318" text:style-name="L7">
        <text:list-item>
          <text:p text:style-name="P88"><text:span text:style-name="T5">sInitPidCtrl(PID):</text:span> Establece a una zona su controlador correspondiente.</text:p>
        </text:list-item>
      </text:list>
      <text:p text:style-name="P10"/>
      <text:list xml:id="list1485420950" text:continue-list="list102482421" text:style-name="L2">
        <text:list-item>
          <text:p text:style-name="P94">Señales provenientes del proceso pZone al proceso pCtrl</text:p>
          <text:p text:style-name="P95"/>
        </text:list-item>
      </text:list>
      <text:list xml:id="list1851702353" text:continue-list="list1560964318" text:style-name="L7">
        <text:list-item>
          <text:p text:style-name="P88"><text:span text:style-name="T5">sEntered_Car(infoZone) :</text:span> Reporta que un vehículo ha ingresado en una zona, enviando la información que ésta tiene de tipo de dato InfoZone.</text:p>
        </text:list-item>
      </text:list>
      <text:list xml:id="list248618334" text:style-name="L8">
        <text:list-item>
          <text:p text:style-name="P89"><text:span text:style-name="T5">sOut_Car(InfoZone)</text:span>:Reporta que un vehículo ha salido de una zona, enviando la información que ésta tiene de tipo de dato InfoZone.</text:p>
        </text:list-item>
      </text:list>
      <text:list xml:id="list753887635" text:style-name="L9">
        <text:list-item>
          <text:p text:style-name="P90"><text:span text:style-name="T5">sOkInit(InfoZone): </text:span><text:span text:style-name="T6">Reporta que la inicialización de plazas libres o plazas totales fue exitosa.</text:span></text:p>
        </text:list-item>
      </text:list>
      <text:list xml:id="list710904166" text:style-name="L10">
        <text:list-item>
          <text:p text:style-name="P91"><text:span text:style-name="T5">sInfoZone(InfoZone): </text:span><text:span text:style-name="T6">Reporta la información de la zona a tarves de un tipo de dato InfoZone.</text:span></text:p>
        </text:list-item>
      </text:list>
      <text:list xml:id="list535467862" text:style-name="L11">
        <text:list-item>
          <text:p text:style-name="P93"><text:span text:style-name="T2">sOkInitPid:</text:span><text:span text:style-name="T1"> Reporta que la inicialización del PID de pCtrl en la zona fue éxitoso.</text:span></text:p>
          <text:p text:style-name="P92"/>
          <text:p text:style-name="P99"><text:span text:style-name="T1">Canal </text:span><text:span text:style-name="T2">cZone_Manager:</text:span></text:p>
        </text:list-item>
      </text:list>
      <text:p text:style-name="P2"/>
      <text:list xml:id="list1640507536" text:style-name="L12">
        <text:list-item>
          <text:p text:style-name="P21"><text:soft-page-break/>Proveniente del proceso pZoneManager al proceso pZone</text:p>
        </text:list-item>
      </text:list>
      <text:p text:style-name="P1"/>
      <text:list xml:id="list611497966" text:style-name="L13">
        <text:list-item>
          <text:p text:style-name="P51"><text:span text:style-name="T5">sInitFreeSpot(i_spots):</text:span> Asigna las plazas totales de una zona.</text:p>
        </text:list-item>
        <text:list-item>
          <text:p text:style-name="P51"><text:span text:style-name="T5">sInitTotalSpots(i_spots):</text:span> Asigna las plazas libres de una zona.</text:p>
        </text:list-item>
        <text:list-item>
          <text:p text:style-name="P51"><text:span text:style-name="T5">sReqInfo: </text:span><text:span text:style-name="T6">Solicita información a una zona.</text:span></text:p>
        </text:list-item>
        <text:list-item>
          <text:p text:style-name="P46">sInitPidCtrl: <text:span text:style-name="T6">Establece a una zona su controlador correspondiente.</text:span></text:p>
        </text:list-item>
      </text:list>
      <text:p text:style-name="P6"/>
      <text:list xml:id="list1576379249" text:continue-list="list1640507536" text:style-name="L12">
        <text:list-item>
          <text:p text:style-name="P96">Proveniente del proceso pZone al proceso pZoneManager</text:p>
        </text:list-item>
      </text:list>
      <text:p text:style-name="P9"/>
      <text:list xml:id="list1902363436" text:style-name="L14">
        <text:list-item>
          <text:p text:style-name="P52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52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47">sOkInitPid: <text:span text:style-name="T6">Reporta que la inicialización del PID de pCtrl en la zona fue éxitoso.</text:span></text:p>
        </text:list-item>
      </text:list>
      <text:p text:style-name="P15"/>
      <text:p text:style-name="P1">Canal <text:span text:style-name="T5">cMain_Zone</text:span></text:p>
      <text:p text:style-name="P2"/>
      <text:list xml:id="list567607891" text:continue-list="list1576379249" text:style-name="L12">
        <text:list-item>
          <text:p text:style-name="P21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240449552" text:continue-list="list79957593" text:style-name="L3">
        <text:list-item>
          <text:p text:style-name="P53"><text:span text:style-name="T5">sIR1_ZoneTest:</text:span> Representa la interrupción de un sensor infrarrojo para el ingreso de un vehiculo.</text:p>
        </text:list-item>
        <text:list-item>
          <text:p text:style-name="P53"><text:span text:style-name="T5">sIR2_ZoneTest:</text:span> Representa la interrupción de un sensor infrarrojo para el ingreso de un vehículo.</text:p>
        </text:list-item>
        <text:list-item>
          <text:p text:style-name="P53"><text:span text:style-name="T5">sIR3_ZoneTest:</text:span> Representa la interrupción de un sensor infrarrojo para la salida de un vehículo.</text:p>
        </text:list-item>
        <text:list-item>
          <text:p text:style-name="P53"><text:span text:style-name="T5">sIR4_ZoneTest:</text:span> Representa la interrupción de un sensor infrarrojo para salida de un vehículo.</text:p>
        </text:list-item>
        <text:list-item>
          <text:p text:style-name="P54"><text:span text:style-name="T5">sLoopInductive_ZoneTest:</text:span> Representa la interrupción de un bucle inductivo, indicando si esta ingresando o saliendo un vehículo. </text:p>
        </text:list-item>
      </text:list>
      <text:p text:style-name="P7"/>
      <text:p text:style-name="P11">Proceso <text:span text:style-name="T5">pZoneManager</text:span></text:p>
      <text:p text:style-name="P9"/>
      <text:p text:style-name="P11">canal<text:span text:style-name="T5"> cCtrl_ZoneManager</text:span></text:p>
      <text:p text:style-name="P9"/>
      <text:list xml:id="list920206900" text:style-name="L15">
        <text:list-item>
          <text:p text:style-name="P22">Proveniente del proceso pCtrl al proceso pZoneManager</text:p>
        </text:list-item>
      </text:list>
      <text:p text:style-name="P2"/>
      <text:list xml:id="list1875710146" text:continue-numbering="true" text:style-name="L15">
        <text:list-item>
          <text:p text:style-name="P55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5"><text:span text:style-name="T5">sConfirmZoneManager_i(PID): </text:span>Establece una union entre el proceso pCtrl y el proceso pZoneManager, se comparte cuando el sistema empieza por primera vez.</text:p>
          <text:p text:style-name="P55"/>
        </text:list-item>
        <text:list-item>
          <text:p text:style-name="P22">Proveniente del proceso pZoneManager al proceso pCtrl</text:p>
        </text:list-item>
      </text:list>
      <text:p text:style-name="P2"><text:soft-page-break/></text:p>
      <text:list xml:id="list1130903287" text:continue-numbering="true" text:style-name="L15">
        <text:list-item>
          <text:p text:style-name="P48">sOkCreation(InfoZone): <text:span text:style-name="T6">Confirma que se creó y se conecto exitosamente una zona al proceso pCtrl.</text:span> </text:p>
        </text:list-item>
        <text:list-item>
          <text:p text:style-name="P48">sExcQuantityZones: <text:span text:style-name="T6">Notifica al proceso pCtrl que tiene el maximo de zonas permitidos.</text:span></text:p>
        </text:list-item>
        <text:list-item>
          <text:p text:style-name="P48">sIamZoneManager(PID): <text:span text:style-name="T6">Notifica que el PID de su controlador de zona, pCtrl, se asigno exitosamente.</text:span></text:p>
        </text:list-item>
      </text:list>
      <text:p text:style-name="P11"/>
      <text:p text:style-name="P9"><text:span text:style-name="T6">Canal </text:span>cCreator_ZoneManager</text:p>
      <text:p text:style-name="P11"/>
      <text:list xml:id="list2112230422" text:style-name="L16">
        <text:list-item>
          <text:p text:style-name="P101">Proveniente del proceso pCreatorZoneManager al proceso pZoneManager</text:p>
        </text:list-item>
      </text:list>
      <text:p text:style-name="P16"/>
      <text:list xml:id="list1419087893" text:continue-numbering="true" text:style-name="L16">
        <text:list-item>
          <text:p text:style-name="P49">sConfirmZoneManager(PID): <text:span text:style-name="T6">Asocia el PID del controlador de zonas correspondiente, al nuevo proceso pZoneManager.</text:span></text:p>
        </text:list-item>
      </text:list>
      <text:p text:style-name="P7"/>
      <text:p text:style-name="P11"/>
      <text:p text:style-name="P9"><text:span text:style-name="T6">Proceso </text:span>pCreatorZoneManager</text:p>
      <text:p text:style-name="P6"/>
      <text:p text:style-name="P11">Canal <text:span text:style-name="T5">cCtrl_CreatorZoneManager</text:span></text:p>
      <text:p text:style-name="P9"/>
      <text:list xml:id="list1201475827" text:style-name="L17">
        <text:list-item>
          <text:p text:style-name="P23">Proveniente del proceso pCtrl al proceso pCreatorZoneManager</text:p>
        </text:list-item>
      </text:list>
      <text:p text:style-name="P2"/>
      <text:list xml:id="list56285295" text:continue-numbering="true" text:style-name="L17">
        <text:list-item>
          <text:p text:style-name="P56"><text:span text:style-name="T5">sCreateZoneManager(PID): </text:span>Solicita crear un proceso pZoneManager y asociarle a éste su controlador de zonas respectivo.</text:p>
        </text:list-item>
      </text:list>
      <text:p text:style-name="P6"/>
      <text:list xml:id="list791219077" text:continue-numbering="true" text:style-name="L17">
        <text:list-item>
          <text:p text:style-name="P23">Proveniente del proceso pCreatorZoneManager al proceso pCtrl</text:p>
        </text:list-item>
      </text:list>
      <text:p text:style-name="P2"/>
      <text:list xml:id="list488959948" text:continue-numbering="true" text:style-name="L17">
        <text:list-item>
          <text:p text:style-name="P56"><text:span text:style-name="T5">sOkCreateZoneManager(PID): </text:span>Notifica que se ha creado y asociado exitosamente un proceso pZoneManager al proceso pCtrl.</text:p>
        </text:list-item>
        <text:list-item>
          <text:p text:style-name="P56"><text:span text:style-name="T5">sExcZoneManager: </text:span>Notifica al proceso pCtrl que ya tiene el máximo número de pZoneManager.</text:p>
        </text:list-item>
      </text:list>
      <text:p text:style-name="P7"/>
      <text:p text:style-name="P8"/>
      <text:p text:style-name="P11">Proceso <text:span text:style-name="T5">pCtrlManager</text:span></text:p>
      <text:p text:style-name="P9"/>
      <text:p text:style-name="P3">Canal <text:span text:style-name="T5">cMain_CtrlManager</text:span></text:p>
      <text:p text:style-name="P2"/>
      <text:list xml:id="list1225510375" text:style-name="L18">
        <text:list-item>
          <text:p text:style-name="P24">Proveniente del proceso pMainSystemManager al proceso pCtrlManager</text:p>
        </text:list-item>
      </text:list>
      <text:p text:style-name="P2"/>
      <text:list xml:id="list1079154395" text:continue-numbering="true" text:style-name="L18">
        <text:list-item>
          <text:p text:style-name="P59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9"/>
      <text:list xml:id="list392050643" text:continue-numbering="true" text:style-name="L18">
        <text:list-item>
          <text:p text:style-name="P24">Proveniente del proceso pCtrlManager al proceso pMainSystemManager</text:p>
        </text:list-item>
      </text:list>
      <text:p text:style-name="P2"/>
      <text:list xml:id="list293100992" text:continue-numbering="true" text:style-name="L18">
        <text:list-item>
          <text:p text:style-name="P59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59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1"/>
      <text:p text:style-name="P12"><text:span text:style-name="T3">Canal </text:span><text:span text:style-name="T2">cCtrl_CtrlManager</text:span></text:p>
      <text:p text:style-name="P9"/>
      <text:list xml:id="list1217685193" text:style-name="L19">
        <text:list-item>
          <text:p text:style-name="P25">Proveniente del proceso pCtrlManager al proceso pCtrl</text:p>
        </text:list-item>
      </text:list>
      <text:p text:style-name="P2"/>
      <text:list xml:id="list1491725157" text:continue-numbering="true" text:style-name="L19">
        <text:list-item>
          <text:p text:style-name="P60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7"/>
      <text:list xml:id="list1158073157" text:continue-numbering="true" text:style-name="L19">
        <text:list-item>
          <text:p text:style-name="P25">Proveniente del proceso pCtrl al proceso pCtrlManager</text:p>
        </text:list-item>
      </text:list>
      <text:p text:style-name="P2"/>
      <text:list xml:id="list150658017" text:continue-numbering="true" text:style-name="L19">
        <text:list-item>
          <text:p text:style-name="P63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100"><text:span text:style-name="T3">Proceso </text:span><text:span text:style-name="T1">pCtrl</text:span></text:p>
        </text:list-item>
      </text:list>
      <text:p text:style-name="P11"/>
      <text:p text:style-name="P13"><text:span text:style-name="T3">Canal </text:span><text:span text:style-name="T1">cMain_CtrlZone</text:span></text:p>
      <text:p text:style-name="P9"/>
      <text:list xml:id="list985798458" text:style-name="L20">
        <text:list-item>
          <text:p text:style-name="P26">Proveniente del proceso pMainSystemManager al proceso pCtrl</text:p>
        </text:list-item>
      </text:list>
      <text:p text:style-name="P2"/>
      <text:list xml:id="list1925551850" text:continue-numbering="true" text:style-name="L20">
        <text:list-item>
          <text:p text:style-name="P64"><text:span text:style-name="T1">sCreateZone_(i_spots,i_spots): </text:span><text:span text:style-name="T3">Solicita crear una zona en el proceso pCtrl. </text:span></text:p>
        </text:list-item>
        <text:list-item>
          <text:p text:style-name="P64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4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4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4"><text:span text:style-name="T1">sInitialConnection: </text:span><text:span text:style-name="T3">Solicita al proceso pCtrl enlazar sus respectivos procesos: pZone, pZoneManager.</text:span></text:p>
        </text:list-item>
      </text:list>
      <text:p text:style-name="P6"/>
      <text:p text:style-name="P6"/>
      <text:list xml:id="list1755176427" text:continue-numbering="true" text:style-name="L20">
        <text:list-item>
          <text:p text:style-name="P26">Proveniente del proceso pCtrl al proceso pMainSystemManager</text:p>
          <text:p text:style-name="P26"/>
        </text:list-item>
        <text:list-item>
          <text:p text:style-name="P64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4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4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4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4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4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103"/>
        </text:list-item>
      </text:list>
      <text:p text:style-name="P7"/>
      <text:p text:style-name="P13"><text:span text:style-name="T3">Proceso </text:span><text:span text:style-name="T1">pMainSystemManager</text:span></text:p>
      <text:p text:style-name="P9"/>
      <text:p text:style-name="P14"><text:span text:style-name="T1">Canal </text:span><text:span text:style-name="T2">cEnv_Main</text:span></text:p>
      <text:p text:style-name="P9"/>
      <text:list xml:id="list56837269" text:style-name="L21">
        <text:list-item>
          <text:p text:style-name="P102">Proveniente del ambiente al proceso pMainSystemManager</text:p>
        </text:list-item>
      </text:list>
      <text:p text:style-name="P16"/>
      <text:list xml:id="list1479252930" text:continue-numbering="true" text:style-name="L21">
        <text:list-item>
          <text:p text:style-name="P76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6"><text:span text:style-name="T2">sReqInfoSystem: </text:span><text:span text:style-name="T1">Solicita al sistema la información de sus controladores de zona.</text:span></text:p>
        </text:list-item>
        <text:list-item>
          <text:p text:style-name="P76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6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6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1"/>
      <text:list xml:id="list1856472200" text:continue-numbering="true" text:style-name="L21">
        <text:list-item>
          <text:p text:style-name="P27">Proveniente del proceso pMainSystemManager al ambiente</text:p>
        </text:list-item>
      </text:list>
      <text:p text:style-name="P2"/>
      <text:list xml:id="list68141243" text:continue-numbering="true" text:style-name="L21">
        <text:list-item>
          <text:p text:style-name="P65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5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5"><text:span text:style-name="T1">sOkCreateCtrl: </text:span><text:span text:style-name="T3">Informa al usuario que se ha creado éxitosamente un controlador de zona.</text:span></text:p>
        </text:list-item>
        <text:list-item>
          <text:p text:style-name="P65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5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5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5"><text:span text:style-name="T1">sInfoSystem(InfoMainSystem): </text:span><text:span text:style-name="T3">Envía la información de todo el sistema.</text:span></text:p>
        </text:list-item>
      </text:list>
      <text:p text:style-name="P9"/>
      <text:p text:style-name="P14"><text:span text:style-name="T1">Canal </text:span><text:span text:style-name="T2">cpTesting_Main</text:span></text:p>
      <text:p text:style-name="P9"/>
      <text:list xml:id="list1997559218" text:style-name="L22">
        <text:list-item>
          <text:p text:style-name="P28">Proveniente del proceso pTesting al proceso pMainSystemManager</text:p>
        </text:list-item>
      </text:list>
      <text:p text:style-name="P2"/>
      <text:list xml:id="list420997315" text:continue-numbering="true" text:style-name="L22">
        <text:list-item>
          <text:p text:style-name="P77"><text:span text:style-name="T2">sEntryCar: </text:span><text:span text:style-name="T1">Especifíca el proceso pCtrl y pZone en el cual ingresó un vehículo.</text:span></text:p>
        </text:list-item>
        <text:list-item>
          <text:p text:style-name="P77"><text:span text:style-name="T2">sOutCar: </text:span><text:span text:style-name="T1">Especifíca el proceso pCtrl y pZone en el cual salió un vehículo.</text:span></text:p>
        </text:list-item>
      </text:list>
      <text:p text:style-name="P75"><text:span text:style-name="T1"/></text:p>
      <text:p text:style-name="P75"><text:span text:style-name="T1"/></text:p>
      <text:p text:style-name="P75"><text:span text:style-name="T1"/></text:p>
      <text:p text:style-name="P11"/>
      <text:p text:style-name="P11"><text:soft-page-break/>Canal <text:span text:style-name="T5">cDisplay_Main</text:span></text:p>
      <text:p text:style-name="P11"><text:span text:style-name="T5"/></text:p>
      <text:list xml:id="list2120423285" text:style-name="L35">
        <text:list-item>
          <text:p text:style-name="P43"><text:span text:style-name="T5">Proveniente del proceso pDisplay al proceso pMainSystemManager</text:span></text:p>
        </text:list-item>
      </text:list>
      <text:p text:style-name="P3"><text:span text:style-name="T5"/></text:p>
      <text:list xml:id="list1194439298" text:continue-numbering="true" text:style-name="L35">
        <text:list-item>
          <text:p text:style-name="P58"><text:span text:style-name="T5">sReqInfoCtrlZone(indexCtrl,indexZone): <text:s/></text:span>Solicita la informacion de la plazas libres de una zona y un controlador especifico.</text:p>
        </text:list-item>
        <text:list-item>
          <text:p text:style-name="P41">Proveniente del proceso pMainSYstemManager al proceso pDisplay</text:p>
        </text:list-item>
      </text:list>
      <text:p text:style-name="P2"/>
      <text:list xml:id="list1688670759" text:continue-numbering="true" text:style-name="L35">
        <text:list-item>
          <text:p text:style-name="P50">sInfoCtrlZone(i_spots): <text:span text:style-name="T6">Entrega la informacion de plazas libres de una zona de un controlador especifico.</text:span></text:p>
        </text:list-item>
      </text:list>
      <text:p text:style-name="P11"/>
      <text:p text:style-name="P11"/>
      <text:p text:style-name="P11"/>
      <text:p text:style-name="P14"><text:span text:style-name="T1">Proceso </text:span><text:span text:style-name="T2">pTesting</text:span></text:p>
      <text:p text:style-name="P9"/>
      <text:p text:style-name="P14"><text:span text:style-name="T1">Canal </text:span><text:span text:style-name="T2">cEnv_pTesting</text:span></text:p>
      <text:p text:style-name="P9"/>
      <text:list xml:id="list97881225" text:style-name="L23">
        <text:list-item>
          <text:p text:style-name="P29">Proveniente del ambiente al proceso pTesting</text:p>
        </text:list-item>
      </text:list>
      <text:p text:style-name="P2"/>
      <text:list xml:id="list124119606" text:continue-numbering="true" text:style-name="L23">
        <text:list-item>
          <text:p text:style-name="P78"><text:span text:style-name="T2">sEntryCarCtrl(NroCtrl): </text:span><text:span text:style-name="T1">Especifíca el proceso pCtrl va a ingresar un vehículo.</text:span></text:p>
        </text:list-item>
        <text:list-item>
          <text:p text:style-name="P78"><text:span text:style-name="T2">sOutCarCtrl(NroCtrl): </text:span><text:span text:style-name="T1">Especifíca el proceso pCtrl va a salir un vehículo.</text:span></text:p>
        </text:list-item>
        <text:list-item>
          <text:p text:style-name="P78"><text:span text:style-name="T2">sEntryCarZone(NroZone)</text:span><text:span text:style-name="T1">: Específica el proceso pZone en el cual va a ingresar un vehículo.</text:span></text:p>
        </text:list-item>
        <text:list-item>
          <text:p text:style-name="P78"><text:span text:style-name="T2">sOutCarZone(NroZone):</text:span><text:span text:style-name="T1"> Especifica el proceso pZone en el cual va a salir un vehículo.</text:span></text:p>
        </text:list-item>
      </text:list>
      <text:p text:style-name="P7"/>
      <text:p text:style-name="P11"/>
      <text:p text:style-name="P14"><text:span text:style-name="T1">Proceso </text:span><text:span text:style-name="T2">pEntryWay</text:span></text:p>
      <text:p text:style-name="P9"/>
      <text:p text:style-name="P14"><text:span text:style-name="T1">Canal </text:span><text:span text:style-name="T2">cEnv_EntryWay</text:span></text:p>
      <text:p text:style-name="P9"/>
      <text:list xml:id="list1835706811" text:style-name="L24">
        <text:list-item>
          <text:p text:style-name="P30">Proveniente del ambiente al proceso pEntryWay</text:p>
        </text:list-item>
      </text:list>
      <text:p text:style-name="P2"/>
      <text:list xml:id="list283965625" text:continue-numbering="true" text:style-name="L24">
        <text:list-item>
          <text:p text:style-name="P79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79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79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"/>
      <text:list xml:id="list2024373175" text:continue-numbering="true" text:style-name="L24">
        <text:list-item>
          <text:p text:style-name="P30">Proveniente del proceso pEntryWay al ambiente</text:p>
        </text:list-item>
      </text:list>
      <text:p text:style-name="P2"/>
      <text:list xml:id="list2028102512" text:continue-numbering="true" text:style-name="L24">
        <text:list-item>
          <text:p text:style-name="P66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6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7"><text:soft-page-break/></text:p>
      <text:p text:style-name="P13"><text:span text:style-name="T3">Canal </text:span><text:span text:style-name="T1">cEntryWay_Main</text:span></text:p>
      <text:p text:style-name="P9"/>
      <text:list xml:id="list1431846126" text:style-name="L25">
        <text:list-item>
          <text:p text:style-name="P31">Proveniente del proceso pMainSystemManager al proceso pEntryWay</text:p>
        </text:list-item>
      </text:list>
      <text:p text:style-name="P2"/>
      <text:list xml:id="list323321300" text:continue-numbering="true" text:style-name="L25">
        <text:list-item>
          <text:p text:style-name="P67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57"/>
        </text:list-item>
        <text:list-item>
          <text:p text:style-name="P31">Proveniente del proceso pEntryWay al proceso pMainSystemManager</text:p>
        </text:list-item>
      </text:list>
      <text:p text:style-name="P2"/>
      <text:list xml:id="list2086253679" text:continue-numbering="true" text:style-name="L25">
        <text:list-item>
          <text:p text:style-name="P67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67"><text:span text:style-name="T1">sOutCarSystem: </text:span><text:span text:style-name="T3">Indica al sistema que ha salido un vehículo al sistema de </text:span><text:span text:style-name="T3">parqueaderos.</text:span></text:p>
        </text:list-item>
        <text:list-item>
          <text:p text:style-name="P67"><text:span text:style-name="T1">sOkEntryWay1: </text:span><text:span text:style-name="T3">Se da por una sola vez en la fase de inicialización, sirve para decir que el primer proceso pEntryWay ya le fue asignado sus procesos pCamera y pCardReader.</text:span></text:p>
        </text:list-item>
      </text:list>
      <text:p text:style-name="P11"/>
      <text:p text:style-name="P11"/>
      <text:p text:style-name="P11"/>
      <text:p text:style-name="P13"><text:span text:style-name="T3">Canal </text:span><text:span text:style-name="T1">cCreatorCRNC</text:span></text:p>
      <text:p text:style-name="P9"/>
      <text:list xml:id="list105283001" text:style-name="L26">
        <text:list-item>
          <text:p text:style-name="P32">Proveniente del proceso pCreatorCardReaderNCamera al proceso pEntryWay</text:p>
        </text:list-item>
      </text:list>
      <text:p text:style-name="P2"/>
      <text:list xml:id="list1325437896" text:continue-numbering="true" text:style-name="L26">
        <text:list-item>
          <text:p text:style-name="P68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1"/>
      <text:list xml:id="list2134421735" text:continue-numbering="true" text:style-name="L26">
        <text:list-item>
          <text:p text:style-name="P44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2"/>
      <text:list xml:id="list1474547362" text:continue-numbering="true" text:style-name="L26">
        <text:list-item>
          <text:p text:style-name="P68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7"/>
      <text:p text:style-name="P13"><text:span text:style-name="T3">Canal </text:span><text:span text:style-name="T1">cInternalEntryWay</text:span></text:p>
      <text:p text:style-name="P9"/>
      <text:list xml:id="list150508457" text:style-name="L27">
        <text:list-item>
          <text:p text:style-name="P33">Proveniente del proceso pEntryWay al proceso pCreatorEntryWay</text:p>
        </text:list-item>
      </text:list>
      <text:p text:style-name="P2"/>
      <text:list xml:id="list1852443869" text:continue-numbering="true" text:style-name="L27">
        <text:list-item>
          <text:p text:style-name="P69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1"/>
      <text:list xml:id="list1186785721" text:continue-numbering="true" text:style-name="L27">
        <text:list-item>
          <text:p text:style-name="P33">Proveniente del proceso pCreatorEntryWay al proceso pEntryWay</text:p>
        </text:list-item>
      </text:list>
      <text:p text:style-name="P2"/>
      <text:list xml:id="list1162171943" text:continue-numbering="true" text:style-name="L27">
        <text:list-item>
          <text:p text:style-name="P69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7"/>
      <text:p text:style-name="P13"><text:span text:style-name="T3">Proceso </text:span><text:span text:style-name="T1">pCreatorEntryWay</text:span></text:p>
      <text:p text:style-name="P9"/>
      <text:p text:style-name="P14"><text:soft-page-break/><text:span text:style-name="T1">Canal </text:span><text:span text:style-name="T2">cCreatorEntryWay_Main</text:span></text:p>
      <text:p text:style-name="P9"/>
      <text:list xml:id="list505037284" text:style-name="L28">
        <text:list-item>
          <text:p text:style-name="P34">Proveniente del proceso pMainSystemManager al proceso pCreatorEntryWay</text:p>
        </text:list-item>
      </text:list>
      <text:p text:style-name="P2"/>
      <text:list xml:id="list795261591" text:continue-numbering="true" text:style-name="L28">
        <text:list-item>
          <text:p text:style-name="P80"><text:span text:style-name="T2">sCreateEntryWay: </text:span><text:span text:style-name="T1">Solicita crear un proceso pEntryWay.</text:span></text:p>
        </text:list-item>
      </text:list>
      <text:p text:style-name="P11"/>
      <text:list xml:id="list417788048" text:continue-numbering="true" text:style-name="L28">
        <text:list-item>
          <text:p text:style-name="P34">Proveniente del proceso pCreatorEntryWay al proceso pMainSystemManager</text:p>
        </text:list-item>
      </text:list>
      <text:p text:style-name="P2"/>
      <text:list xml:id="list1177855320" text:continue-numbering="true" text:style-name="L28">
        <text:list-item>
          <text:p text:style-name="P70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70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3">Proceso </text:span><text:span text:style-name="T1">pDataBase</text:span></text:p>
      <text:p text:style-name="P9"/>
      <text:p text:style-name="P14"><text:span text:style-name="T1">Canal </text:span><text:span text:style-name="T2">cEntryWay_DB</text:span></text:p>
      <text:p text:style-name="P9"/>
      <text:list xml:id="list768521079" text:style-name="L29">
        <text:list-item>
          <text:p text:style-name="P35">Proveniente del proceso pEntryWay al proceso pDataBase</text:p>
        </text:list-item>
      </text:list>
      <text:p text:style-name="P2"/>
      <text:list xml:id="list1545878750" text:continue-numbering="true" text:style-name="L29">
        <text:list-item>
          <text:p text:style-name="P61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61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/>
      <text:list xml:id="list866146078" text:continue-numbering="true" text:style-name="L29">
        <text:list-item>
          <text:p text:style-name="P35">Proveniente del proceso pDataBase al proceso pEntryWay</text:p>
        </text:list-item>
      </text:list>
      <text:p text:style-name="P2"/>
      <text:list xml:id="list68924149" text:continue-numbering="true" text:style-name="L29">
        <text:list-item>
          <text:p text:style-name="P71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71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7"/>
      <text:p text:style-name="P13"><text:span text:style-name="T3">Proceso </text:span><text:span text:style-name="T1">pCamera</text:span></text:p>
      <text:p text:style-name="P9"/>
      <text:p text:style-name="P14"><text:span text:style-name="T1">Canal </text:span><text:span text:style-name="T2">cCreator_Camera</text:span></text:p>
      <text:p text:style-name="P9"/>
      <text:list xml:id="list1696440939" text:style-name="L30">
        <text:list-item>
          <text:p text:style-name="P36">Proveniente del proceso pCamera al proceso pCreatorCardReaderNCamera</text:p>
        </text:list-item>
      </text:list>
      <text:p text:style-name="P2"/>
      <text:list xml:id="list1897327476" text:continue-numbering="true" text:style-name="L30">
        <text:list-item>
          <text:p text:style-name="P81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"><text:soft-page-break/></text:p>
      <text:p text:style-name="P14"><text:span text:style-name="T1">Canal </text:span><text:span text:style-name="T2">cEntryWay_Cam</text:span></text:p>
      <text:p text:style-name="P9"/>
      <text:list xml:id="list1264654546" text:style-name="L31">
        <text:list-item>
          <text:p text:style-name="P37">Proveniente del proceso pEntryWay al proceso pCamera</text:p>
          <text:p text:style-name="P37"/>
        </text:list-item>
        <text:list-item>
          <text:p text:style-name="P82"><text:span text:style-name="T2">sRequestPlate: </text:span><text:span text:style-name="T1">Solicita la placa del vehículo que esta por ingresar o salir del sistema de parqueaderos.</text:span></text:p>
          <text:p text:style-name="P97"/>
        </text:list-item>
        <text:list-item>
          <text:p text:style-name="P37">Proveniente del proceso pCamera al proceso pEntryWay</text:p>
        </text:list-item>
      </text:list>
      <text:p text:style-name="P2"/>
      <text:list xml:id="list1118645153" text:continue-numbering="true" text:style-name="L31">
        <text:list-item>
          <text:p text:style-name="P62"><text:span text:style-name="T2">sPlate(charstring): </text:span><text:span text:style-name="T3">Retorna la placa del vehículo que esta por entrar o salir del sistema de parqueaderos como una cadena de caracteres.</text:span></text:p>
          <text:p text:style-name="P37"><text:s/></text:p>
        </text:list-item>
      </text:list>
      <text:p text:style-name="P5"><text:span text:style-name="T1">Canal </text:span><text:span text:style-name="T2">cEnv_Camera</text:span></text:p>
      <text:p text:style-name="P2"/>
      <text:list xml:id="list129716128" text:style-name="L32">
        <text:list-item>
          <text:p text:style-name="P38">Proveniente del ambiente al proceso pCamera</text:p>
        </text:list-item>
      </text:list>
      <text:p text:style-name="P2"/>
      <text:list xml:id="list1520047389" text:continue-numbering="true" text:style-name="L32">
        <text:list-item>
          <text:p text:style-name="P72"><text:span text:style-name="T1">sLoopInductive_Entrance: </text:span><text:span text:style-name="T3">Indica que un vehículo esta por ingresar al sistema de parqueaderos,entonces el proceso pCamera debe de capturar la placa del carro y generar su respectivo valor en una cadena de caracteres.</text:span></text:p>
        </text:list-item>
        <text:list-item>
          <text:p text:style-name="P72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  <text:list-item>
          <text:p text:style-name="P72"><text:span text:style-name="T1">sPlateFromEnv(charstring): </text:span><text:span text:style-name="T3">Envia una placa, simulando el proceso de obtencion de una placa a partir de una foto.</text:span></text:p>
        </text:list-item>
      </text:list>
      <text:p text:style-name="P7"/>
      <text:p text:style-name="P13"><text:span text:style-name="T3">Proceso </text:span><text:span text:style-name="T1">pCardReader</text:span></text:p>
      <text:p text:style-name="P9"/>
      <text:p text:style-name="P14"><text:span text:style-name="T1">Canal </text:span><text:span text:style-name="T2">cEntryWay_CR</text:span></text:p>
      <text:p text:style-name="P9"/>
      <text:list xml:id="list1864255736" text:style-name="L33">
        <text:list-item>
          <text:p text:style-name="P39">Proveniente del proceso pEntryWay al proceso pCardReader</text:p>
        </text:list-item>
      </text:list>
      <text:p text:style-name="P2"/>
      <text:list xml:id="list867315067" text:continue-numbering="true" text:style-name="L33">
        <text:list-item>
          <text:p text:style-name="P83"><text:span text:style-name="T2">sEnableCardReader: </text:span><text:span text:style-name="T1">Habilita el proceso pCardReader para el ID contenido en el carné del usuario.</text:span></text:p>
        </text:list-item>
      </text:list>
      <text:p text:style-name="P7"/>
      <text:list xml:id="list1228701252" text:continue-numbering="true" text:style-name="L33">
        <text:list-item>
          <text:p text:style-name="P39">Proveniente del proceso pCardReader al proceso pEntryWay</text:p>
        </text:list-item>
      </text:list>
      <text:p text:style-name="P2"/>
      <text:list xml:id="list1257513673" text:continue-numbering="true" text:style-name="L33">
        <text:list-item>
          <text:p text:style-name="P73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7"/>
      <text:p text:style-name="P13"><text:span text:style-name="T3">Canal </text:span><text:span text:style-name="T1">pCreator_CardReader</text:span></text:p>
      <text:p text:style-name="P9"/>
      <text:list xml:id="list2106574285" text:style-name="L34">
        <text:list-item>
          <text:p text:style-name="P40">Proveniente del proceso pCardReader al proceso pCreatorCardReaderNCamera</text:p>
        </text:list-item>
      </text:list>
      <text:p text:style-name="P2"/>
      <text:list xml:id="list434405928" text:continue-numbering="true" text:style-name="L34">
        <text:list-item>
          <text:p text:style-name="P74"><text:span text:style-name="T1">sIamCardReader(pidC): </text:span><text:span text:style-name="T3">El proceso pCardReader notifica su existencia enviando dicha </text:span><text:soft-page-break/><text:span text:style-name="T3">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18T20:46:09</dc:date>
    <dc:creator>Ubuntu </dc:creator>
    <meta:editing-duration>P4DT21H20M18S</meta:editing-duration>
    <meta:editing-cycles>46</meta:editing-cycles>
    <meta:generator>LibreOffice/3.5$Linux_x86 LibreOffice_project/350m1$Build-2</meta:generator>
    <meta:document-statistic meta:table-count="1" meta:image-count="0" meta:object-count="0" meta:page-count="13" meta:paragraph-count="254" meta:word-count="2427" meta:character-count="16937" meta:non-whitespace-character-count="14822"/>
  </office:meta>
</office:document-meta>
</file>